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f2e4" officeooo:paragraph-rsid="0001f2e4"/>
    </style:style>
    <style:style style:name="P2" style:family="paragraph" style:parent-style-name="Standard">
      <style:text-properties officeooo:rsid="0002441d" officeooo:paragraph-rsid="0002441d"/>
    </style:style>
    <style:style style:name="P3" style:family="paragraph" style:parent-style-name="Text_20_body">
      <style:text-properties officeooo:rsid="0002441d" officeooo:paragraph-rsid="0002441d"/>
    </style:style>
    <style:style style:name="P4" style:family="paragraph" style:parent-style-name="Text_20_body">
      <style:text-properties officeooo:rsid="0002441d" officeooo:paragraph-rsid="00040c1d"/>
    </style:style>
    <style:style style:name="P5" style:family="paragraph" style:parent-style-name="Text_20_body">
      <style:text-properties officeooo:rsid="00040c1d" officeooo:paragraph-rsid="00040c1d"/>
    </style:style>
    <style:style style:name="T1" style:family="text">
      <style:text-properties officeooo:rsid="0002441d"/>
    </style:style>
    <style:style style:name="T2" style:family="text">
      <style:text-properties officeooo:rsid="00040c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pULearn Business Plan</text:p>
      <text:p text:style-name="P1"/>
      <text:p text:style-name="P1">HelpULearn will be tergeting Recognitin of Prior Learning and unique monitoring and promotion of assessment and training. </text:p>
      <text:p text:style-name="P1"/>
      <text:p text:style-name="P1">A certificate, degree or qualification is nothing more than a contract between 3 parties. One party ( the employee) is providing proof that another party (the employer) that they have a certain skill set or knowledge base. This prove is verified by a third party (University or Colllege). </text:p>
      <text:p text:style-name="P1"/>
      <text:p text:style-name="P1">The basic principle is that a certificate or degree is nothing more than a promise of the institution providing it that the person caring this certificate have a certain set of skills and knowledge. The reputation of the institution therefore have a direct influence of the quality of this certificate as it determines how trust worthy the promise is. How reliable the contract of the user of the </text:p>
      <text:p text:style-name="P1"/>
      <text:p text:style-name="P1">Because of the volume of students and the difficulty involved in evaluating the skills involved institutions have move more and more to bulk learning. Pushing thousands of students into a class with the hope that a percentage of these will be good enough to eventually graduate. Unfortunately this method of teaching is only good for certain set and personality type.</text:p>
      <text:p text:style-name="P1"/>
      <text:p text:style-name="P1">So a lot of really intelligent bright and creative students are lost as their personality does not fit into this type of learning. </text:p>
      <text:p text:style-name="P1"/>
      <text:p text:style-name="P1">Fortunately we are in an age where software development and software <text:s/>have developed far enough that computers can be used to present, teach and evaluate at , at least the same level as a <text:span text:style-name="T1">class room full of students with a single lecturer in front.</text:span></text:p>
      <text:p text:style-name="P1"/>
      <text:p text:style-name="P2">But we are still presenting the same working in the same order at the same rate to thousands of students. The primary method of teaching is still lecture based. While we have known for years that peer learning, mentoring and coaching is considerable more effective. </text:p>
      <text:p text:style-name="P2"/>
      <text:p text:style-name="P2">So the question that I want to answer is if we take a page out of the computer software world and apply it to the education, course content and assessments world if it would have the same game changing change or if it just another attempt.</text:p>
      <text:p text:style-name="P2"/>
      <text:h text:style-name="Heading_20_2" text:outline-level="2">Software</text:h>
      <text:p text:style-name="P3">In the 2000’s a new software development methodology started seeing the light. From 1980-2000 generic large Monolithic projects was the way software development was done. Projects where design and planned to a minute amount with specific phases over several years and at the end of the time we ended up with a product. A huge release. </text:p>
      <text:p text:style-name="P3">Unfortunately the success rate of these monster projects ended being around 30% (2/3 projects failed). It never exactly met the needs of the client, it always had unneeded features and it always cost more than the estimate. </text:p>
      <text:p text:style-name="P3">In the 2000’s a new software concept called extreme programming was introduced. The premise was to take all the good software development practices and take it to the extreme. From this new concepts <text:soft-page-break/>like dev-ops was developed. But they all had one thing in common taking the best practices and simply taking them to the extreme. </text:p>
      <text:p text:style-name="P3">We want to do the same with course content and assessments.</text:p>
      <text:h text:style-name="Heading_20_2" text:outline-level="2">Extreme education</text:h>
      <text:p text:style-name="P3">The idea with extreme education is to take every single thing that we know about learning and ignoring the constraints. The method we chose to do this is simply with computers but is not the only method of doing it. </text:p>
      <text:p text:style-name="P4">So here is the questions</text:p>
      <text:p text:style-name="P4"><text:span text:style-name="T2">What would happen </text:span>if we present a student only with work that is challenging? <text:span text:style-name="T2">(Tailored to their personality)</text:span></text:p>
      <text:p text:style-name="P5">What would happen if we use both implicit and explicit assessment to determine knowledge and skill level?</text:p>
      <text:p text:style-name="P3">What would happen if we broke a course up <text:span text:style-name="T2">into </text:span>chunks exactly the length of the students natural concentration cycle?</text:p>
      <text:p text:style-name="P5">What would happen if the course includes the repetition, spacing, and other learning techniques as part of the course?</text:p>
      <text:p text:style-name="P3">What would happen if we <text:span text:style-name="T2">measure and track every skill, piece of knowledge separately and only present and repeat parts at the time a student needs to revise it? </text:span></text:p>
      <text:p text:style-name="P5">What if the difficulty level automatically adjusts to the students ability and interests?</text:p>
      <text:p text:style-name="P3">What would happen if instead of evaluating at the end of the course we continuous evaluate a students progress and adjust course work to the students current skill level?</text:p>
      <text:p text:style-name="P3">What would happen if instead of having standardized tests we continuously evaluate and calculate using proven statistical models what their score would have been on a standardized test?</text:p>
      <text:p text:style-name="P3">What if a degree or certificate is earned not by writing a final exam but evaluating your current ability based on the <text:span text:style-name="T2">continuous</text:span> evaluation that we have done so far?</text:p>
      <text:p text:style-name="P3">What if each skill are broken up into very small parts allowing a student to work when they want and determining their skill level and knowledge level using <text:span text:style-name="T2">statistical</text:span> analyses.</text:p>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5T23:23:49.287393991</meta:creation-date>
    <dc:date>2020-08-29T12:26:48.147644217</dc:date>
    <meta:editing-duration>PT1M36S</meta:editing-duration>
    <meta:editing-cycles>1</meta:editing-cycles>
    <meta:document-statistic meta:table-count="0" meta:image-count="0" meta:object-count="0" meta:page-count="2" meta:paragraph-count="27" meta:word-count="796" meta:character-count="4693" meta:non-whitespace-character-count="3913"/>
    <meta:generator>LibreOffice/6.4.4.2$Linux_X86_64 LibreOffice_project/40$Build-2</meta:generator>
  </office:meta>
</office:document-meta>
</file>